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89000003029B4137D3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8-25T23:09:37.388271432</dc:date>
    <meta:editing-duration>PT39M57S</meta:editing-duration>
    <meta:editing-cycles>9</meta:editing-cycles>
    <meta:generator>LibreOffice/4.2.8.2$Linux_x86 LibreOffice_project/420m0$Build-2</meta:generator>
    <meta:document-statistic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2cm" svg:y="0.27cm" svg:width="3.525cm" svg:height="2.569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